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_combos_weigh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float" office:value="0.0128661647807187" calcext:value-type="float">
            <text:p>0.0128661647807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table:style-name="ce1" office:value-type="float" office:value="0.0126545825570991" calcext:value-type="float">
            <text:p>0.0126545825570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float" office:value="0.0128410039341487" calcext:value-type="float">
            <text:p>0.0128410039341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8</text:p>
          </table:table-cell>
          <table:table-cell office:value-type="float" office:value="0.0169356773400225" calcext:value-type="float">
            <text:p>0.01693567734002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32</text:p>
          </table:table-cell>
          <table:table-cell office:value-type="float" office:value="0.0164935700556388" calcext:value-type="float">
            <text:p>0.0164935700556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64</text:p>
          </table:table-cell>
          <table:table-cell office:value-type="float" office:value="0.0162042262384659" calcext:value-type="float">
            <text:p>0.0162042262384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float" office:value="0.0130675779895091" calcext:value-type="float">
            <text:p>0.0130675779895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office:value-type="float" office:value="0.0128252233381931" calcext:value-type="float">
            <text:p>0.0128252233381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float" office:value="0.0127035847714095" calcext:value-type="float">
            <text:p>0.012703584771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8</text:p>
          </table:table-cell>
          <table:table-cell office:value-type="float" office:value="0.0166454287658058" calcext:value-type="float">
            <text:p>0.01664542876580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32</text:p>
          </table:table-cell>
          <table:table-cell office:value-type="float" office:value="0.0162935471953156" calcext:value-type="float">
            <text:p>0.0162935471953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D_exp64</text:p>
          </table:table-cell>
          <table:table-cell office:value-type="float" office:value="0.0160180002570143" calcext:value-type="float">
            <text:p>0.01601800025701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formula="of:=MIN([.E2:.E13])" office:value-type="float" office:value="0.0126545825570991" calcext:value-type="float">
            <text:p>0.012654582557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7:57:33.554174559</dc:date>
    <meta:editing-duration>PT25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